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0c5b25" officeooo:paragraph-rsid="000c5b25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type="double" style:text-underline-width="auto" style:text-underline-color="font-color" fo:font-weight="bold" officeooo:rsid="000c5b25" officeooo:paragraph-rsid="000c5b25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0c5b25" officeooo:paragraph-rsid="000c5b25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officeooo:rsid="000c5b25" officeooo:paragraph-rsid="000c5b25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text-properties fo:font-size="12pt" fo:font-weight="normal" officeooo:rsid="000c5b25" officeooo:paragraph-rsid="000c5b25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text-properties fo:font-size="12pt" fo:font-weight="normal" officeooo:rsid="000c5b25" officeooo:paragraph-rsid="000c5b25" style:font-size-asian="10.5pt" style:font-weight-asian="normal" style:font-size-complex="12pt" style:font-weight-complex="normal"/>
    </style:style>
    <style:style style:name="P7" style:family="paragraph" style:parent-style-name="Standard" style:list-style-name="L4">
      <style:text-properties fo:font-size="12pt" fo:font-weight="normal" officeooo:rsid="000c5b25" officeooo:paragraph-rsid="000c5b25" style:font-size-asian="10.5pt" style:font-weight-asian="normal" style:font-size-complex="12pt" style:font-weight-complex="normal"/>
    </style:style>
    <style:style style:name="P8" style:family="paragraph" style:parent-style-name="Standard" style:list-style-name="L5">
      <style:text-properties fo:font-size="12pt" fo:font-weight="normal" officeooo:rsid="000c5b25" officeooo:paragraph-rsid="000c5b25" style:font-size-asian="10.5pt" style:font-weight-asian="normal" style:font-size-complex="12pt" style:font-weight-complex="normal"/>
    </style:style>
    <style:style style:name="P9" style:family="paragraph" style:parent-style-name="Standard" style:list-style-name="L5">
      <style:text-properties officeooo:paragraph-rsid="000c5b25"/>
    </style:style>
    <style:style style:name="P10" style:family="paragraph" style:parent-style-name="Standard">
      <style:text-properties fo:font-size="12pt" fo:font-weight="normal" officeooo:rsid="000d9372" officeooo:paragraph-rsid="000d9372" style:font-size-asian="10.5pt" style:font-weight-asian="normal" style:font-size-complex="12pt" style:font-weight-complex="normal"/>
    </style:style>
    <style:style style:name="P11" style:family="paragraph" style:parent-style-name="Standard" style:list-style-name="L6">
      <style:text-properties fo:font-size="12pt" fo:font-weight="normal" officeooo:rsid="000d9372" officeooo:paragraph-rsid="000d9372" style:font-size-asian="10.5pt" style:font-weight-asian="normal" style:font-size-complex="12pt" style:font-weight-complex="normal"/>
    </style:style>
    <style:style style:name="P12" style:family="paragraph" style:parent-style-name="Standard" style:list-style-name="L7">
      <style:text-properties fo:font-size="12pt" fo:font-weight="normal" officeooo:rsid="000d9372" officeooo:paragraph-rsid="000d9372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officeooo:rsid="000c5b25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/Servers - Request/Response</text:p>
      <text:p text:style-name="P2"/>
      <text:p text:style-name="P3">Client</text:p>
      <text:list text:style-name="L1">
        <text:list-item>
          <text:p text:style-name="P4">Any device that connects to the internet to get data from somewhere (makes a “request”)</text:p>
          <text:list>
            <text:list-item>
              <text:p text:style-name="P4">Laptop, phone, tablet, any “smart” device (watch, doorbell, robot vacuum, even a server)</text:p>
            </text:list-item>
          </text:list>
        </text:list-item>
      </text:list>
      <text:p text:style-name="P3"/>
      <text:p text:style-name="P3">Server</text:p>
      <text:list text:style-name="L2">
        <text:list-item>
          <text:p text:style-name="P5">Basically just a computer. Accepts requests from clients asking for something, then responds to the client with that thing (e.g. an HTML page, an image or file, or just plain data).</text:p>
        </text:list-item>
      </text:list>
      <text:p text:style-name="P3"/>
      <text:p text:style-name="P3">In what way do clients and servers interact with each other?</text:p>
      <text:list text:style-name="L3">
        <text:list-item>
          <text:p text:style-name="P6">A Client sends a request to a server, and the server sends back a response.</text:p>
        </text:list-item>
      </text:list>
      <text:p text:style-name="P3"/>
      <text:p text:style-name="P3">What is a Request</text:p>
      <text:list text:style-name="L4">
        <text:list-item>
          <text:p text:style-name="P7">When a device asks for a “resource” (data, image, HTML page, authentication token, etc.)</text:p>
        </text:list-item>
        <text:list-item>
          <text:p text:style-name="P7">Requires a connection to the internet somehow</text:p>
        </text:list-item>
      </text:list>
      <text:p text:style-name="P3"/>
      <text:p text:style-name="P3">What is a Response</text:p>
      <text:list text:style-name="L5">
        <text:list-item>
          <text:p text:style-name="P8">The reply to the requests</text:p>
        </text:list-item>
        <text:list-item>
          <text:p text:style-name="P9"><text:span text:style-name="T1">Could contain the resource (HTML, JSON data, etc.) asked for by the client</text:span></text:p>
        </text:list-item>
        <text:list-item>
          <text:p text:style-name="P8">Could contain a response saying the client isn’t authorized to receive the resource</text:p>
        </text:list-item>
      </text:list>
      <text:p text:style-name="P3"/>
      <text:p text:style-name="P10">What are 3 things your computer (client) might request from a server?</text:p>
      <text:list text:style-name="L6">
        <text:list-item>
          <text:p text:style-name="P11">JSON array of suggested videos</text:p>
        </text:list-item>
        <text:list-item>
          <text:p text:style-name="P11">Video stream</text:p>
        </text:list-item>
        <text:list-item>
          <text:p text:style-name="P11">HTML page</text:p>
        </text:list-item>
      </text:list>
      <text:p text:style-name="P10"/>
      <text:p text:style-name="P10">What is the main job of a server</text:p>
      <text:list text:style-name="L7">
        <text:list-item>
          <text:p text:style-name="P12">Receive a request from a client and return a respon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6:19:26.625000000</meta:creation-date>
    <dc:date>2025-01-24T16:31:00.034000000</dc:date>
    <meta:editing-duration>PT11M32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21" meta:word-count="202" meta:character-count="1104" meta:non-whitespace-character-count="936"/>
  </office:meta>
</office:document-meta>
</file>